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Helvetica, sans-serif"/>
    <style:font-face style:name="CMR10" svg:font-family="CMR10"/>
    <style:font-face style:name="Times" svg:font-family="Times"/>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fo:font-variant="normal" fo:text-transform="none" fo:color="#222222" style:font-name="Arial2"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0369a3" style:font-name="Arial2" fo:font-size="12pt" fo:letter-spacing="normal"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fc5c00" style:font-name="Arial2" fo:font-size="12pt" fo:letter-spacing="normal" fo:font-style="normal" fo:font-weight="normal"/>
    </style:style>
    <style:style style:name="P5" style:family="paragraph" style:parent-style-name="Standard">
      <style:paragraph-properties fo:margin-left="0in" fo:margin-right="0in" fo:orphans="2" fo:widows="2" fo:text-indent="0in" style:auto-text-indent="false"/>
      <style:text-properties fo:color="#0369a3"/>
    </style:style>
    <style:style style:name="P6" style:family="paragraph" style:parent-style-name="Preformatted_20_Text">
      <style:paragraph-properties fo:margin-left="0in" fo:margin-right="0in" fo:orphans="2" fo:widows="2" fo:text-indent="0in" style:auto-text-indent="false"/>
      <style:text-properties fo:font-variant="normal" fo:text-transform="none" fo:color="#222222" style:font-name="Arial2" fo:font-size="12pt" fo:letter-spacing="normal" fo:font-style="normal" fo:font-weight="normal"/>
    </style:style>
    <style:style style:name="P7" style:family="paragraph" style:parent-style-name="Standard">
      <style:paragraph-properties fo:margin-left="0in" fo:margin-right="0in" fo:orphans="2" fo:widows="2" fo:text-indent="0in" style:auto-text-indent="false"/>
      <style:text-properties fo:font-variant="normal" fo:text-transform="none" fo:color="#0369a3" style:font-name="Arial2" fo:font-size="12pt" fo:letter-spacing="normal" fo:font-style="normal" fo:font-weight="normal"/>
    </style:style>
    <style:style style:name="P8" style:family="paragraph" style:parent-style-name="Standard">
      <style:paragraph-properties fo:margin-left="0in" fo:margin-right="0in" fo:orphans="2" fo:widows="2" fo:text-indent="0in" style:auto-text-indent="false"/>
      <style:text-properties fo:font-variant="normal" fo:text-transform="none" fo:color="#222222" style:font-name="Arial2" fo:font-size="12pt" fo:letter-spacing="normal" fo:font-style="normal" fo:font-weight="normal"/>
    </style:style>
    <style:style style:name="P9" style:family="paragraph" style:parent-style-name="Standard">
      <style:paragraph-properties fo:margin-left="0in" fo:margin-right="0in" fo:orphans="2" fo:widows="2" fo:text-indent="0in" style:auto-text-indent="false"/>
      <style:text-properties fo:font-variant="normal" fo:text-transform="none" fo:color="#800000" style:font-name="Arial2" fo:font-size="12pt" fo:letter-spacing="normal" fo:font-style="normal" fo:font-weight="normal"/>
    </style:style>
    <style:style style:name="P10"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fo:color="#222222" style:font-name="Arial2" fo:font-size="12pt" fo:letter-spacing="normal" fo:font-style="normal" fo:font-weight="normal"/>
    </style:style>
    <style:style style:name="T2" style:family="text">
      <style:text-properties fo:font-variant="normal" fo:text-transform="none" fo:color="#222222" style:font-name="Arial2" fo:font-size="12pt" fo:letter-spacing="normal" fo:font-style="normal" style:text-underline-style="solid" style:text-underline-type="double" style:text-underline-width="auto" style:text-underline-color="font-color" fo:font-weight="normal"/>
    </style:style>
    <style:style style:name="T3" style:family="text">
      <style:text-properties fo:font-variant="normal" fo:text-transform="none" fo:color="#1155cc" style:font-name="Arial2" fo:font-size="12pt" fo:letter-spacing="normal" fo:font-style="normal" fo:font-weight="normal"/>
    </style:style>
    <style:style style:name="T4" style:family="text">
      <style:text-properties fo:font-variant="normal" fo:text-transform="none" fo:color="#0369a3" style:font-name="Arial2" fo:font-size="12pt" fo:letter-spacing="normal" fo:font-style="normal" fo:font-weight="normal"/>
    </style:style>
    <style:style style:name="T5" style:family="text">
      <style:text-properties fo:font-variant="normal" fo:text-transform="none" style:font-name="Times" fo:font-size="14pt" fo:letter-spacing="normal" fo:font-style="normal" fo:font-weight="normal"/>
    </style:style>
    <style:style style:name="T6" style:family="text">
      <style:text-properties fo:font-variant="normal" fo:text-transform="none" style:font-name="Arial2" fo:font-size="12pt" fo:letter-spacing="normal" fo:font-style="normal" fo:font-weight="normal"/>
    </style:style>
    <style:style style:name="T7" style:family="text">
      <style:text-properties fo:color="#0369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ar Editor and Referees,</text:p>
      <text:p text:style-name="P6"/>
      <text:p text:style-name="P6">we thank you very much for your detailed comments and remarks, which greatly helped us to correct and improve our presentation. </text:p>
      <text:p text:style-name="P6">We updated the manuscript following the advices of the referees. Please find below a detailed description (in blue) of the way in which the items pointed out by the referees were addressed in the revised version.</text:p>
      <text:p text:style-name="P6"/>
      <text:p text:style-name="P6">Best regards,</text:p>
      <text:p text:style-name="P6">Linda Brodo, Roberto Bruni, Moreno Falaschi</text:p>
      <text:p text:style-name="P2"/>
      <text:p text:style-name="P2">-------------------------</text:p>
      <text:p text:style-name="P2"/>
      <text:p text:style-name="P2"/>
      <text:p text:style-name="P1"><text:span text:style-name="T1">Manuscript Number: TCS-D-20-00267</text:span><text:line-break/><text:span text:style-name="T1">Manuscript Title: A process algebraic approach to reaction systems.</text:span><text:line-break/><text:span text:style-name="T1">Author(s): Linda Brodo, Researcher; Roberto Bruni, Professor; Moreno Falaschi, Professor</text:span><text:line-break/><text:span text:style-name="T1">Submitted to: Theoretical Computer Science</text:span><text:line-break/></text:p>
      <text:p text:style-name="P2">-------------------------</text:p>
      <text:p text:style-name="P1"><text:line-break/><text:span text:style-name="T1">Reviewer #1: In this paper the authors consider a variant of the link-calculus, and show that one can represent reaction systems. For this embedding they show its correctness and completeness. Several examples are use to show how the embedding works. Also, they define an assertion language based on regular expressions, and use it to extend the Hennessy-Milner logic to their framework. They prove that their notion of bisimilarity and the logical equivalence coincide. They also claim to increase the expressiveness of reaction systems, by exploiting the interaction among different reaction systems.</text:span><text:line-break/><text:line-break/><text:span text:style-name="T1">The paper seems technical sound, but the long chains are not easy to read and understand. For example I couldn't follow how the chain given in Figure 2 in obtain from the given interacting processes. Maybe a more detailed connection should be made between the depicted chains, those on labels and those used in the given processes.</text:span><text:line-break/><text:line-break/><text:span text:style-name="T1">Also, some processes used in examples seem not to follow the definitions given on pages 9 and 10 for embedding rules and objects. Why?</text:span></text:p>
      <text:p text:style-name="P3">&gt; <text:s/>For the sake of readability, when possible, due to the simple examples in hand, we have chosen to give a simplified version of the process definition. Thus, it is not the case that some processes do not follow <text:s/>the definitions on pages 9 and 10, the fact is that we have discarded those parts of the code that would not be executed in that specific example.</text:p>
      <text:p text:style-name="P1"><text:line-break/><text:span text:style-name="T1">Remarks:</text:span><text:line-break/><text:line-break/><text:span text:style-name="T1">p.2, l.52 - replace "looks a suitable option" by "is a suitable option"</text:span></text:p>
      <text:p text:style-name="P3">&gt; Done.</text:p>
      <text:p text:style-name="P1"><text:line-break/><text:span text:style-name="T1">p.3, l.39 - you mention here that interactive reaction systems do not exist, but this is no longer the case. See Networks of Reaction Systems </text:span><text:a xlink:type="simple" xlink:href="https://doi.org/10.1142/S0129054120400043" text:style-name="Internet_20_link" text:visited-style-name="Visited_20_Internet_20_Link"><text:span text:style-name="T3">https://doi.org/10.1142/S0129054120400043</text:span></text:a></text:p>
      <text:p text:style-name="P1"><text:span text:style-name="T4">&gt;</text:span><text:span text:style-name="T4">Right</text:span><text:span text:style-name="T4">, we added a sentence citing the </text:span><text:span text:style-name="T4">recent R</text:span><text:span text:style-name="T4">eaction </text:span><text:span text:style-name="T4">S</text:span><text:span text:style-name="T4">ystem exten</text:span><text:span text:style-name="T4">s</text:span><text:span text:style-name="T4">ion you suggested.</text:span><text:line-break/></text:p>
      <text:p text:style-name="P1"><text:soft-page-break/><text:line-break/><text:span text:style-name="T1">p.8, Fig.1 - you mention that rule (Rel) is omitted. What does this rule do and where is it used in the paper?  This rule isn't explained on the previous page with the other rules of Fig.</text:span></text:p>
      <text:p text:style-name="P1"><text:span text:style-name="T4">&gt; Alike CCS, CNA includes a relabelling operator that is helpful to reuse the same process in different contexts. Relabelling is not needed to encode Reaction Systems and thus we have omitted it from cCNA. This is now explained in the text. Now all rules are reported in the figure.</text:span><text:line-break/><text:line-break/><text:span text:style-name="T1">p.9, l.9 - you mention "four different names" but in what follows you give and explain five pairs of names. Why?</text:span></text:p>
      <text:p text:style-name="P1"><text:span text:style-name="T4">&gt; <text:s/>It was a typo, now it is <text:s/>“five different pairs names”.</text:span><text:line-break/><text:line-break/><text:span text:style-name="T1">p.10, l.21 - replace "Channels p_i" by "Channels p_j"</text:span><text:line-break/><text:span text:style-name="T7">&gt; Done.</text:span></text:p>
      <text:p text:style-name="P1"><text:line-break/><text:span text:style-name="T1">p.10, l.33, def. of Cxt^n - replace s_j and \overline{e_j} by s_i and \overline{e_i} in order to have uniform notations corresponding to the notations on top of page 9</text:span><text:line-break/><text:span text:style-name="T7">&gt; Actually, in the text they were </text:span><text:span text:style-name="T4"><text:s/>s_i and \overline{e_i}; it was a font overlapping problem. Now it is solved.</text:span></text:p>
      <text:p text:style-name="P1"><text:line-break/><text:span text:style-name="T1">p.11, l.29 - shouldn't be Cxt^1 instead of Cxt? if this is the check please check all appearances of Cxt without superscript from all over the paper (e.g., example 15)</text:span><text:line-break/><text:span text:style-name="T7">&gt; Ok, fixed.</text:span></text:p>
      <text:p text:style-name="P1"><text:line-break/><text:span text:style-name="T1">p.12, Fig.2. - maybe add some brackets to illustrate each part of the chain to which process corresponds. While the parts taken form the processes I and Cxt^1 are easily to spot, the same thing can't be said about Pr_1 and Pr_2. E.G., Pr_1 should start with r_1\s1_i but this is not part of Fig.2. Why?</text:span></text:p>
      <text:p text:style-name="P3">&gt; We added the brackets to show which process is involved in each part of the link chain.</text:p>
      <text:p text:style-name="P1"><text:line-break/><text:span text:style-name="T1">p.12, l.28, def. of P_{s1} - why are the pairs box\box \tilde{s1_i}\ tile{s1_o} missing? according to top of page 9 shouldn't it also be present as r_2 can produce s_1?</text:span><text:line-break/><text:span text:style-name="T7">&gt; </text:span><text:span text:style-name="T4">Virtual links at the left/right extremities of chain prefixes can be always omitted. </text:span><text:span text:style-name="T4">This is now explained in</text:span><text:span text:style-name="T4"> a remark </text:span><text:span text:style-name="T4">that we added </text:span><text:span text:style-name="T4">in the Section about cCNA, before the operational semantics. </text:span></text:p>
      <text:p text:style-name="P1"><text:line-break/><text:span text:style-name="T1">p.12, l.32, def of Cxt - shouldn't it contain entities without decorations according to its definition given on page 10?</text:span><text:line-break/><text:span text:style-name="T7">&gt; <text:s/>Right ! We corrected definition</text:span><text:span text:style-name="T4"> of Cxt on page 10.</text:span></text:p>
      <text:p text:style-name="P1"><text:line-break/><text:span text:style-name="T1">p.14, l.50-51 - all four rules do not describe the evolution depicted in Fig.1, namely the final states are swapped (w and q I mean). E.g., the first rule should reach w and not q as it does now</text:span></text:p>
      <text:p text:style-name="P1"><text:span text:style-name="T4">&gt; Done.</text:span><text:line-break/><text:line-break/><text:span text:style-name="T1">p.15, l.22-23 - just like at the previous remark, processes P_1 and P_2 have last states swapped</text:span></text:p>
      <text:p text:style-name="P1"><text:span text:style-name="T4">&gt; Done.</text:span><text:line-break/></text:p>
      <text:p text:style-name="P1"/>
      <text:p text:style-name="P1"><text:soft-page-break/><text:span text:style-name="T1">p.15, l.56 - why is the definition of Cxt different from that of Cxt^n given on page 10, namely the decorations are different?</text:span><text:line-break/><text:span text:style-name="T7">&gt; Fixed.</text:span></text:p>
      <text:p text:style-name="P1"><text:line-break/><text:span text:style-name="T1">p.16, l.10 - replace "context: We model" by "context: we model" or "context. We model"</text:span><text:line-break/><text:span text:style-name="T7">&gt; Done.</text:span></text:p>
      <text:p text:style-name="P1"><text:line-break/><text:span text:style-name="T1">p.16, l.28 - replace "the entity w" by "the entity q" (according to previous remark on swapped states)</text:span></text:p>
      <text:p text:style-name="P3">&gt; Done.</text:p>
      <text:p text:style-name="P1"><text:line-break/><text:span text:style-name="T1">p.16, l.32 - replace the symbol \tilde{w} between p_2 and p_3 by \tilde{q}</text:span><text:line-break/><text:span text:style-name="T7">&gt; Done.</text:span><text:line-break/></text:p>
      <text:p text:style-name="P1"><text:span text:style-name="T1">p.16, l.41 - something seems to be missing here as the start of the paragraph makes no sense now</text:span><text:line-break/><text:span text:style-name="T7">&gt; Ok, removed.</text:span></text:p>
      <text:p text:style-name="P1"><text:line-break/><text:span text:style-name="T1">p.17, l.31 - replace \overline{P}_{T',\tilde{T'}} by \overline{P}_{T'}</text:span></text:p>
      <text:p text:style-name="P3">&gt; Done.</text:p>
      <text:p text:style-name="P1"><text:line-break/><text:span text:style-name="T1">p.17, l.36 - according to the definitions on page 9, should be box\box (tilde{c_i}\ tilde{c_o} box\box)^h instead of  (box\box tilde{c_i}\ tilde{c_o})^h ?</text:span></text:p>
      <text:p text:style-name="P1"><text:span text:style-name="T4">&gt; Right, done.</text:span><text:line-break/><text:line-break/><text:span text:style-name="T1">p.17, l.40 - before .p shouldn't be box\box according to the definitions on page 9?</text:span></text:p>
      <text:p text:style-name="P1"><text:span text:style-name="T7">&gt; The link chains with or without virtual links at their extremes are equivalent, as we have explained in the paper.</text:span><text:line-break/><text:line-break/><text:span text:style-name="T1">p.17, l.49-50 - remove the dots after the power h in the second processes of both lines</text:span><text:line-break/><text:span text:style-name="T7">&gt; Done.</text:span></text:p>
      <text:p text:style-name="P1"><text:line-break/><text:span text:style-name="T1">p.18, l.34 - replace "when the expose" by "when they expose"</text:span><text:line-break/><text:span text:style-name="T7">&gt; Done.</text:span></text:p>
      <text:p text:style-name="P1"><text:line-break/><text:span text:style-name="T1">p.12, l.12 - replace "contest" by "context"</text:span></text:p>
      <text:p text:style-name="P1"><text:span text:style-name="T4">&gt;Done.</text:span><text:line-break/><text:line-break/><text:span text:style-name="T1">p.23, l.11-14 - why Cxt_1 and Cxt_2 have a different form than the definition of Cxt^n on page 10?</text:span></text:p>
      <text:p text:style-name="P1"><text:span text:style-name="T4">&gt; We <text:s/>fixed the notation on pag. 10. Now, we have changed <text:s/>the names <text:s/>Cxt_1 and Cxt_2 with Cxt and Cxt' <text:s/>and their definitions are coherent with the one of <text:s/>Cxt_n on page 10.</text:span><text:line-break/><text:line-break/><text:span text:style-name="T1">p.23, l.18 - according to the definition on page 9, the pair box\box should appear before the dot (twice); also the dot is missing in the definition of \overline{P}(G); same remark for almost all processes on page 25</text:span></text:p>
      <text:p text:style-name="P3">&gt; <text:s/>The link chains with or without virtual links at their extremes are equivalent, as we have explained in the paper.</text:p>
      <text:p text:style-name="P3">We have added the missing dot.</text:p>
      <text:p text:style-name="P1"><text:line-break/></text:p>
      <text:p text:style-name="P1"><text:soft-page-break/><text:span text:style-name="T1">p.23, l.26-27 - the definitions of Sys_1and Sys_2 seem swapped based on the explanations given before the relations. E.g., Sys_1 includes C, but in the formal part it contains the process \overline{P}_C. This swapping seems to propagate till the end of Section 6 so please check carefully that part also</text:span><text:line-break/><text:span text:style-name="T7">&gt; Right, fixed.</text:span></text:p>
      <text:p text:style-name="P1"><text:line-break/><text:span text:style-name="T1">p.25 - try not to use colours as in the printed black/white version those are not visible </text:span></text:p>
      <text:p text:style-name="P1"><text:span text:style-name="T4">&gt; Yes, you are right, but at least in the electronic version they are visible and can help the reader.</text:span><text:line-break/><text:line-break/><text:span text:style-name="T1">p.26, ref. [7]  - remove the hyperlink from paper title, and also the URL as this is the only reference that has both a DOI and an URL</text:span></text:p>
      <text:p text:style-name="P3">&gt; Done</text:p>
      <text:p text:style-name="P1"><text:line-break/><text:span text:style-name="T1">p.27, ref. [15] - replace "A. Bogdan, C. Gabriel" by "B. Aman, G. Ciobanu"; this seems to be the only place with such an error, but please check all other references as well</text:span><text:line-break/><text:span text:style-name="T7">&gt; Done.</text:span><text:line-break/></text:p>
      <text:p text:style-name="P1"><text:span text:style-name="T1">p.30, l.17 - who are h and w in "h \in [1,...,w]"? Also who is cxt_h as only Cxt^n was defined previously?</text:span><text:line-break/><text:span text:style-name="T7">&gt; Right, fixed. It was a typo: $</text:span><text:span text:style-name="T4">cxt_h$ simply was the channel name $cxt$.</text:span></text:p>
      <text:p text:style-name="P1"/>
      <text:p text:style-name="P1"><text:span text:style-name="T1">p.30, l.28, def. P_{aj} - replace \ldots \tilde{s_o} by \tilde{s_o} \ldots</text:span><text:line-break/><text:span text:style-name="T7">&gt; Done.</text:span></text:p>
      <text:p text:style-name="P1"><text:line-break/><text:span text:style-name="T1">p.30, l.33, def. P_{aj}  replace space before s_o; same issue with extra spaces appears in the rest of the formulae on page 30</text:span><text:line-break/><text:span text:style-name="T7">&gt; Done.</text:span><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Reviewer #2:</text:span><text:line-break/><text:span text:style-name="T1">Title: A process algebraic approach to reaction systems</text:span><text:line-break/><text:line-break/><text:span text:style-name="T1">In the first part of the paper the authors define a framework for encoding reaction systems as processes in the open multi-party process algebra cCNA (chained Core Network Algebra) and prove the correctness and the completeness of this encoding. In the second part the authors define a new bisimulation relation, called bio-simulation, alongside an assertion language extending the Hennessy-Milner logic. This paper is an extended version of the conference paper [16] and the authors listed the additional results and included proofs of the results.</text:span><text:line-break/><text:line-break/><text:span text:style-name="T1">In general this algebraic approach of encoding Reaction Systems is interesting and seems sound.</text:span><text:line-break/><text:line-break/><text:span text:style-name="T1">While I am generally in favour of the work, I believe this paper should be improved in a few ways before publication. My concerns regard the conciseness of the abstract, the introduction and the conclusions, as well as the clarity of the actual contributions. In the body of the paper more details should be added in places mentioned below such that the heavy notations are easier to grasp.</text:span><text:line-break/><text:line-break/><text:span text:style-name="T1">In the following I list questions, comments, suggestions, and typos.</text:span><text:line-break/><text:line-break/><text:span text:style-name="T1">Page1</text:span><text:line-break/><text:span text:style-name="T1">The abstract of the paper could be made more concise. Second sentence is not needed and it's somehow contradictory with the statement of the third sentence "it is a new computation model". In the 3rd sentence, the justification of the challenges is not convincing, maybe just a simple rephrasing would help.</text:span></text:p>
      <text:p text:style-name="P1"><text:span text:style-name="T4">&gt; Ok, rephrased.</text:span><text:line-break/></text:p>
      <text:p text:style-name="P1"><text:span text:style-name="T1">Line 28 - say that you are using chained Core Network Algebra (cCNA) which is a variant of the link-calculus. When you say "we consider", it's not clear if you define it or just use it. Why not say simpler (instead of sentence starting at line 28): We define a (modular?) encoding/embedding of Reaction Sytems as processes in the chained Core Network Algebra (cCNA), which is a variant of the link-calculus, by representing ..., and we prove its correctness and completeness.</text:span><text:line-break/><text:span text:style-name="T7">&gt; </text:span><text:span text:style-name="T7">The text</text:span><text:span text:style-name="T7"> is modified accordingly.</text:span></text:p>
      <text:p text:style-name="P2"/>
      <text:p text:style-name="P2">Line 33 - "Computer science applications" sounds quite vague.</text:p>
      <text:p text:style-name="P5">&gt; Ok, deleted.</text:p>
      <text:p text:style-name="P1"><text:line-break/><text:span text:style-name="T1">Line 35 - framework, embedding, encoding, approach, translation -- it is not clear all through the paper if there is a distinction between these 5 words, better to settle on 1 or 2</text:span><text:line-break/><text:span text:style-name="T7">&gt; Ok, we have chosen to use the word “encoding”.</text:span></text:p>
      <text:p text:style-name="P2"/>
      <text:p text:style-name="P1"><text:span text:style-name="T1">Line 34 - I would say it as a statement: "Our *framework* provides a Labelled Transition System (LTS) semantics for reaction systems. Based on the LTS semantics we adapt the classical notion of process bisimulation to define a bio-simulation relation for studying properties of reaction systems.</text:span><text:line-break/><text:span text:style-name="T7">&gt; Ok, rephrased.</text:span></text:p>
      <text:p text:style-name="P2"/>
      <text:p text:style-name="P2">Line 40 - Remove "Interestingly" and instead make the statement: We prove that our bio-simulation relation and the logical equivalence .... coincide.</text:p>
      <text:p text:style-name="P3"><text:soft-page-break/>&gt; Ok, rephrased.</text:p>
      <text:p text:style-name="P1"><text:line-break/><text:span text:style-name="T1">Line 42 - A stronger statement would be: "We claim/show/prove(?) that our methodology contributes to ..."</text:span></text:p>
      <text:p text:style-name="P3">&gt; Done.</text:p>
      <text:p text:style-name="P1"><text:line-break/><text:span text:style-name="T1">Line 50 - Is Natural Computing still an emerging area of research?</text:span></text:p>
      <text:p text:style-name="P3">&gt; Ok, rephased.</text:p>
      <text:p text:style-name="P1"><text:line-break/><text:span text:style-name="T1">Page 2</text:span><text:line-break/></text:p>
      <text:p text:style-name="P1"><text:span text:style-name="T1">In some place it's Reaction Systems with capital letter, in others is lower caps. Please make this consistent throughout the paper.</text:span><text:line-break/><text:span text:style-name="T1">Line 16 - For cCNA please remove the footnote and put the full description in the text. Is this something defined in this paper or not, in which case add biblio reference(s).</text:span></text:p>
      <text:p text:style-name="P3">&gt; Ok, rephrased.</text:p>
      <text:p text:style-name="P1"><text:line-break/><text:span text:style-name="T1">Line 19 - "this mechanism" refers to cCNA or to link-calculus?</text:span></text:p>
      <text:p text:style-name="P3">&gt; Ok, rephrased.</text:p>
      <text:p text:style-name="P1"><text:line-break/><text:span text:style-name="T1">Line 21 - How is [12] "later" as [11] is from 2018 and [12] from 2014?</text:span></text:p>
      <text:p text:style-name="P3">&gt; This is due to the fact that the citation [11] ,now [] ,refers to the journal version (equipped with extentions and proofs) of a conference paper pubblished in 2011, actually</text:p>
      <text:p text:style-name="P5"><text:span text:style-name="T5">Brodo, L.</text:span><text:span text:style-name="T6"><text:line-break/></text:span><text:span text:style-name="T5">On the expressiveness of the pi-calculus and the mobile ambients</text:span><text:span text:style-name="T6"><text:line-break/></text:span><text:span text:style-name="T5">(2011) Lecture Notes in Computer Science</text:span><text:span text:style-name="T6"><text:line-break/></text:span><text:span text:style-name="T5">volume 6486 LNCS, pp. 44-59</text:span></text:p>
      <text:p text:style-name="P1"><text:line-break/><text:span text:style-name="T1">Line 33 - "a new bio-simulation relation"</text:span><text:line-break/><text:span text:style-name="T7">&gt; Done.</text:span></text:p>
      <text:p text:style-name="P2"/>
      <text:p text:style-name="P1"><text:span text:style-name="T1">Line 45 - "looks like"</text:span><text:line-break/><text:span text:style-name="T7">&gt; Modified following the similar suggestion of the first reviewer.</text:span></text:p>
      <text:p text:style-name="P1"><text:line-break/><text:span text:style-name="T1">Page 3</text:span><text:line-break/></text:p>
      <text:p text:style-name="P2">The first 3 items of the contributions are unclear and should be grouped into one item. Instead start each sentence with "we define" or "we show" or something similar.</text:p>
      <text:p text:style-name="P3">&gt; Ok, done.</text:p>
      <text:p text:style-name="P1"><text:line-break/><text:span text:style-name="T1">Line 60 - The contribution is unclear (at this point in the paper what are s and s' and what is the relationship among them?) and it also raises the question if it is worth to be considered as a contribution since it is only sketched.</text:span></text:p>
      <text:p text:style-name="P3">&gt; We have rephrased for clarifying the roles of s and s'; we have specified that the two last items are not part of the main contributions.</text:p>
      <text:p text:style-name="P1"><text:line-break/><text:span text:style-name="T1">Line 63 - Last contribution is somehow contradictory and the example is unclear at this point in the paper.  The contradiction comes from the last sentence in the conclusions section where you say that you are planning to extend the framework to include communication. The result in section 7.2 is also a sketch, not fully studied, barely a little more than one page.</text:span></text:p>
      <text:p text:style-name="P9"><text:soft-page-break/>&gt; Right, we have modified this part of the presentation by separating the actual <text:s/>contributions of the paper from the possible extentions we sketch.</text:p>
      <text:p text:style-name="P1"><text:line-break/><text:span text:style-name="T1">Line 75 - Section 7.2 instead of Section 7</text:span></text:p>
      <text:p text:style-name="P3">&gt; Done</text:p>
      <text:p text:style-name="P1"><text:line-break/><text:span text:style-name="T1">Line 78 - "SOS operational semantics" -&gt; "structural operational semantics"</text:span></text:p>
      <text:p text:style-name="P3">&gt; Done</text:p>
      <text:p text:style-name="P1"><text:line-break/><text:span text:style-name="T1">Line 88 - Exactly how many new examples?</text:span></text:p>
      <text:p text:style-name="P1"><text:span text:style-name="T4">&gt; </text:span><text:span text:style-name="T4">All the examples in <text:s/>Sections 5 and 6.3 are new. This is now clarified in the Introduction.</text:span><text:line-break/><text:line-break/><text:span text:style-name="T1">Page 4</text:span><text:line-break/></text:p>
      <text:p text:style-name="P2">The name of the section 2 should include any of the words background or overview.</text:p>
      <text:p text:style-name="P3">&gt; Done</text:p>
      <text:p text:style-name="P1"><text:line-break/><text:span text:style-name="T1">Line 53: Say that S is called the entity set?</text:span><text:line-break/><text:span text:style-name="T1">Definition 2: I think it would be helpful to state that S is a finite set of entities and A $\subseteq$ rac(S) is a set of reactions over S.</text:span></text:p>
      <text:p text:style-name="P3">&gt; Ok, done.</text:p>
      <text:p text:style-name="P2"/>
      <text:p text:style-name="P1"><text:line-break/><text:span text:style-name="T1">Definition 3: The same as above, say "a finite subset of entities". Overall the definitions need more words to remind the readers what are all the sets about, e.g. a is enables by W is W includes the reactant set but not the inhibitor set...</text:span></text:p>
      <text:p text:style-name="P3">&gt; Ok, <text:s/>done.</text:p>
      <text:p text:style-name="P2"/>
      <text:p text:style-name="P1"><text:line-break/><text:span text:style-name="T1">Definiton 4: Replace $n\geq 0$ with $n$ a nonnegative integer; C_i, D_i \subseteq S are set of entities. How is C_0 defined?</text:span></text:p>
      <text:p text:style-name="P3">&gt; Ok, we implemented the suggestions. Following the standard definition from RSs, we posed no constrains over C_0 that can be whatever set of entities. </text:p>
      <text:p text:style-name="P1"><text:line-break/><text:span text:style-name="T1">Page 6</text:span><text:line-break/></text:p>
      <text:p text:style-name="P2">Line 166: Please give more details of the reason for extending the notion of interactive processes.</text:p>
      <text:p text:style-name="P9">&gt; Ok, we have added the sentence “Since we will be able to deal with recursively contexts, we extend the notion of an interactive process to deal with infinite sequences”. </text:p>
      <text:p text:style-name="P4"/>
      <text:p text:style-name="P1"><text:line-break/><text:span text:style-name="T1">Line 173: When you say "we introduce" do you mean "we define"? Is cCNA new as it is not clear at this point? Was it defined in [16]? Are there any paper references for CNA?  Be more explicit in the text about the difference between the link-calculus and cCNA (and CNA?).</text:span><text:line-break/><text:span text:style-name="T7">&gt; </text:span><text:span text:style-name="T7">cCNA has been introduced in the conference version of this journal submission. W</text:span><text:span text:style-name="T7">e have </text:span><text:span text:style-name="T7">explained in the introduction and at the beginning of Section 3 the relationship between link/CNA/cCNA, also pointing to the papers where they were originally introduced.</text:span></text:p>
      <text:p text:style-name="P2"/>
      <text:p text:style-name="P1"><text:soft-page-break/><text:span text:style-name="T1">Line 176: The symbol {\cal A} is overloaded: it was used earlier for (S,A) a reaction system! Please use another letter or font style for the set of actions.</text:span><text:line-break/><text:span text:style-name="T7">&gt; Ok.</text:span></text:p>
      <text:p text:style-name="P2"/>
      <text:p text:style-name="P2">Line 181: Shouldn't \epsilon be defined here?</text:p>
      <text:p text:style-name="P3">&gt; Ok.</text:p>
      <text:p text:style-name="P1"><text:line-break/><text:span text:style-name="T1">Give intuition behind a link \alpha\ \beta: what roles are \alpha and \beta supposed to have? (input, output, etc.)</text:span><text:line-break/><text:span text:style-name="T7">&gt; Ok. We added some intuitions.</text:span></text:p>
      <text:p text:style-name="P1"><text:line-break/><text:span text:style-name="T1">Page 7</text:span><text:line-break/></text:p>
      <text:p text:style-name="P2">Syntax: the grammar is not complete as it does not define the empty summation, not single v.P, nor the operator +. Is the operator \Sum a summation or a non-deterministic choice? Using the word summation is misleading at this point. It's better to be explicit, so replace the operator \Sum with  0 | v.P | P + Q . </text:p>
      <text:p text:style-name="P3">&gt; Ok. We have clarified these points.</text:p>
      <text:p text:style-name="P2"/>
      <text:p text:style-name="P2">Is the set I finite?</text:p>
      <text:p text:style-name="P3">&gt; Yes, we have specified this point.</text:p>
      <text:p text:style-name="P2"/>
      <text:p text:style-name="P1"/>
      <text:p text:style-name="P2">Line 202: here is the first reference to a paper introducing CNA, it should be also earlier. What is the difference between CNA and link-calculus, it seems that CNA is a subset of link-calculus. Why isn't the name mobility included in CNA and cCNA?</text:p>
      <text:p text:style-name="P3">&gt; Ok, we have clarified the origins and differences of link/CNA/cCNA. Mobility is not considered here because it is not necessary to encode RSs and its treatment would add some technical machinery.</text:p>
      <text:p text:style-name="P1"><text:line-break/><text:span text:style-name="T1">Semantics is not completely detailed. Why are rules Rel and Rpar omitted (per Fig.1 caption)? Rel is not even mention in the text on page 7. </text:span></text:p>
      <text:p text:style-name="P3">&gt; The Rel operator has been removed from the syntax. We have added the Rpar rule. In the syntax we have omitted the relabeling operator, as it is of no use here. It generally <text:s/>serves to reusing components in different situations by only renaming some of the actions, and it is needed to achieve Turing completeness.</text:p>
      <text:p text:style-name="P2"/>
      <text:p text:style-name="P2">\Delta is not defined.</text:p>
      <text:p text:style-name="P3">&gt; We have added the definition of \Delta.</text:p>
      <text:p text:style-name="P2"/>
      <text:p text:style-name="P2">In rule Res shouldn't the condition "(\nu a)v is defined" be included? The same in rule Com for the condition "v \cdot v' defined". Best is to give the full semantics. </text:p>
      <text:p text:style-name="P3">&gt; To improve the readability of the rules, definedness of labels is always left implicit. And we have specified it in the main text.</text:p>
      <text:p text:style-name="P2"/>
      <text:p text:style-name="P2">In the Fig.1 caption: SOS semantics -&gt; structural operational semantics.</text:p>
      <text:p text:style-name="P3">&gt; Done.</text:p>
      <text:p text:style-name="P1"><text:line-break/><text:span text:style-name="T1">Example 7 on page 7 is not clear at all. What is a forwarder? Or "some sort of forwarder" (this is too colloquial)? For H is it "alternates" or do you mean sequential? What is the dot operator between links in the definition of H?</text:span></text:p>
      <text:p text:style-name="P3">&gt; Ok, rephrased.</text:p>
      <text:p text:style-name="P1"><text:soft-page-break/><text:line-break/><text:span text:style-name="T1">Page 8</text:span><text:line-break/></text:p>
      <text:p text:style-name="P2">Definition 8: Because you say "vv is also a valid link chain" it implies that v is assumed to be a valid link.</text:p>
      <text:p text:style-name="P3">&gt; Ok, we have specified that v is a valid link.</text:p>
      <text:p text:style-name="P1"><text:line-break/><text:span text:style-name="T1">Definition 9: instead of saying "we define the ..." better say "we denote by $a\$ a half left link and by $\a$ a half right link.</text:span></text:p>
      <text:p text:style-name="P3">&gt; Done.</text:p>
      <text:p text:style-name="P1"><text:line-break/><text:span text:style-name="T1">Definition 10 was difficult to follow. R looks like the set of reactants in a reaction, was that your intention? </text:span></text:p>
      <text:p text:style-name="P3">&gt; Ok, we changed the description of the example.</text:p>
      <text:p text:style-name="P2"/>
      <text:p text:style-name="P2">You also overload the use of subscript "i"  (previously it was denoting a nonnegative integer while here it stands for "input"?) and initially thought that i is a number and the other subscript o is zero. Best to give the intuition explicitly behind the two new subscripts.</text:p>
      <text:p text:style-name="P3">&gt; Ok, we have explained the use of the subscripts “i” and “o”.</text:p>
      <text:p text:style-name="P2"/>
      <text:p text:style-name="P2">\epsilon appears here but it was not defined previously. </text:p>
      <text:p text:style-name="P3">&gt; Now it is defined.</text:p>
      <text:p text:style-name="P2"/>
      <text:p text:style-name="P2"/>
      <text:p text:style-name="P2">The format of the "table" is confusing: please use the booktabs package or default tables and a horizontal line to separate the header from the rest of 3 rows; in the header use capital letters for the initial letter of the first word. Or alternatively, use the definition with 3 choices for the block of chain.</text:p>
      <text:p text:style-name="P3">&gt; Ok. we changed the presentation format.</text:p>
      <text:p text:style-name="P1"><text:line-break/><text:span text:style-name="T1">Is R a set or a sequence of names? As on line 236 when you instantiate the expression of the open block with R you only get one block, first a and then b; why not first b and then a?</text:span><text:line-break/><text:span text:style-name="T7">&gt; Ok, we have changed the formulation of <text:s/>Definition 10.</text:span></text:p>
      <text:p text:style-name="P1"><text:line-break/><text:span text:style-name="T1">Line 239: When you say "we present", do you mean "we define" or "we present a new translation" ? It's not clear this is a new.</text:span></text:p>
      <text:p text:style-name="P1"><text:span text:style-name="T4">&gt; Ok, corrected.</text:span><text:line-break/><text:line-break/><text:span text:style-name="T1">Page 9</text:span></text:p>
      <text:p text:style-name="P1"><text:line-break/><text:span text:style-name="T1">First line: "we exploit four" -&gt; we exploit 5"</text:span></text:p>
      <text:p text:style-name="P3">&gt; Done </text:p>
      <text:p text:style-name="P1"><text:line-break/><text:span text:style-name="T1">I suggest you itemize the new 5 names and emphasize their role so that it helps in the rest of the paper identify which one is which.</text:span></text:p>
      <text:p text:style-name="P3">&gt; We added the itemize format.</text:p>
      <text:p text:style-name="P1"><text:line-break/><text:span text:style-name="T1">What does it mean "progressive number j"?</text:span></text:p>
      <text:p text:style-name="P1"><text:span text:style-name="T4">&gt; We rephrased the sentence.</text:span><text:line-break/><text:line-break/><text:span text:style-name="T1">Page 10:</text:span><text:line-break/></text:p>
      <text:p text:style-name="P1"><text:soft-page-break/><text:span text:style-name="T1">Introduce r</text:span><text:span text:style-name="T2">_j</text:span><text:span text:style-name="T1">, r_{j+1}, p_j, p_{j+1} before use.</text:span></text:p>
      <text:p text:style-name="P3">&gt; Done.</text:p>
      <text:p text:style-name="P1"><text:line-break/><text:span text:style-name="T1">What does is mean "step n"? If n=0 as you mention in parentheses the case of C_0, then there should be Cxt^0 too, isn't it? This is not clear. Is C_n included in S? When e\notin C_n, does it mean e \in S\C_n? What is cxt ?</text:span></text:p>
      <text:p text:style-name="P1"><text:span text:style-name="T4">&gt; <text:s/>Ok, we have corrected and explained the notation.</text:span><text:line-break/><text:line-break/><text:span text:style-name="T1">Move the paragraph before Def11 with the notation conventions before the subsubsection or paragraph Processes for reactions because you used there reaction names and production names. </text:span></text:p>
      <text:p text:style-name="P3">&gt; Ok, done.</text:p>
      <text:p text:style-name="P2"/>
      <text:p text:style-name="P2">Is a reaction name a channel name?</text:p>
      <text:p text:style-name="P3">&gt; Yes. We reuse reaction names as channel names.</text:p>
      <text:p text:style-name="P2"/>
      <text:p text:style-name="P2">What is a production? Do you mean product? </text:p>
      <text:p text:style-name="P3">&gt; Ok. Now it is fixed.</text:p>
      <text:p text:style-name="P2"/>
      <text:p text:style-name="P2">Remind here that A is a subset of reactions in S.</text:p>
      <text:p text:style-name="P1"><text:span text:style-name="T4">&gt; Ok.</text:span><text:line-break/></text:p>
      <text:p text:style-name="P1"><text:line-break/><text:span text:style-name="T1">Page 11</text:span><text:line-break/><text:span text:style-name="T1">The init process is defined recursively?</text:span></text:p>
      <text:p text:style-name="P1"><text:span text:style-name="T4">&gt; Yes, we have specified it in the text.</text:span><text:line-break/><text:line-break/><text:span text:style-name="T1">Page 12</text:span><text:line-break/></text:p>
      <text:p text:style-name="P2">In Example 15 please find another notation for an empty set of inhibitors, why not $\emptyset$, because it looks like there was a printing error for the second argument in the reactions r_1 and r_2.</text:p>
      <text:p text:style-name="P1"><text:span text:style-name="T7">&gt; Ok, we have added the </text:span><text:span text:style-name="T4">\emptyset$ symbol.</text:span><text:line-break/><text:line-break/><text:span text:style-name="T1">In the definitions of $P_{r_1}$ and so on, because of the long subscripts the notations appear misleading for each link: the left argument is too far away from the symbol \ and that must be due to the fact that you stacked one on top the other say for example $\square$ and $s1_i$. Please fix this because it doesn't respect the visual representation of the definition of a link.</text:span><text:line-break/><text:span text:style-name="T4">&gt; We reduced the spaces.</text:span></text:p>
      <text:p text:style-name="P1"><text:line-break/><text:span text:style-name="T1">Page 13</text:span><text:line-break/></text:p>
      <text:p text:style-name="P1"><text:span text:style-name="T1">In the middle of the page when you write flat(v) = ..., you omitted the concatenation symbols :: . Best would be to remove the :: symbol in the definition of the function flat(.)</text:span><text:line-break/><text:span text:style-name="T7">&gt; Ok, we have eliminated the :: symbol.</text:span></text:p>
      <text:p text:style-name="P1"><text:line-break/><text:span text:style-name="T1">Page 14</text:span></text:p>
      <text:p text:style-name="P1"><text:line-break/><text:span text:style-name="T1">Please give a reason for omitting the topmost restrictions (as a matter of fact, what are those?).</text:span></text:p>
      <text:p text:style-name="P3"><text:soft-page-break/>&gt; Topmost restrictions refer to the series of name restrictions (\nu ...) that are put in front of the parallel composition of processes (i.e. at the top of the term). They are useful to force the matching of names in the link chain. When applying rule (Res) all occurrences of the restricted names are transformed in the silent action \tau, i.e. restricted names are not visible in the label. If we omit topmost restrictions but we restrict to consider solid chains then we are still guaranteed that all names appearing in the link chain are matched, with the advantage that they appear in the label and we can predicate over them.</text:p>
      <text:p text:style-name="P1"><text:line-break/><text:span text:style-name="T1">In subsection 5.1, what does it mean that a deterministic transition system is coded? Do you mean represented, encoded? </text:span></text:p>
      <text:p text:style-name="P3">&gt; Ok, we have used “encoded”.</text:p>
      <text:p text:style-name="P2"/>
      <text:p text:style-name="P1"><text:span text:style-name="T1">For readers not familiar with RS please explain how is the deterministic LTS in figure 3 represented as the RS at the bottom of the page, how does one get to those reactions?</text:span><text:line-break/><text:span text:style-name="T7">&gt; Ok, we have added some explanations.</text:span></text:p>
      <text:p text:style-name="P1"><text:line-break/><text:span text:style-name="T1">Page 15</text:span></text:p>
      <text:p text:style-name="P1"><text:line-break/><text:span text:style-name="T1">Say that n\in \{1,2,3,4\}.</text:span><text:line-break/><text:span text:style-name="T7">&gt; Done.</text:span></text:p>
      <text:p text:style-name="P1"><text:line-break/><text:span text:style-name="T1">Page 16</text:span></text:p>
      <text:p text:style-name="P2"/>
      <text:p text:style-name="P2">Line 375: text is missing.</text:p>
      <text:p text:style-name="P1"><text:span text:style-name="T4">&gt; Fixed.</text:span><text:line-break/><text:line-break/><text:span text:style-name="T1">Page 17</text:span><text:line-break/></text:p>
      <text:p text:style-name="P1"><text:span text:style-name="T1">In the definition of P(T, tilda T) why is there a space after the + sign? The same questions for the definitions of P_F and \bar P_F.</text:span><text:line-break/><text:span text:style-name="T7">&gt; Fixed.</text:span></text:p>
      <text:p text:style-name="P1"><text:line-break/><text:span text:style-name="T1">Page 18</text:span><text:line-break/></text:p>
      <text:p text:style-name="P1"><text:span text:style-name="T1">Line 396: "only considers"</text:span><text:line-break/><text:span text:style-name="T7">&gt; Done.</text:span></text:p>
      <text:p text:style-name="P2"/>
      <text:p text:style-name="P2">Line 397: "when they expose"</text:p>
      <text:p text:style-name="P3">&gt; Done.</text:p>
      <text:p text:style-name="P1"><text:line-break/><text:span text:style-name="T1">Line 412: "the mentioned" -&gt; "fore mentioned"</text:span></text:p>
      <text:p text:style-name="P3">&gt; Done.</text:p>
      <text:p text:style-name="P1"><text:line-break/><text:span text:style-name="T1">The justification that "the classical bisimulation seems to be inappropriate" is weak, please elaborate.</text:span></text:p>
      <text:p text:style-name="P3">&gt; Ok, we have better explained this point.</text:p>
      <text:p text:style-name="P1"><text:span text:style-name="T1"><text:s/></text:span><text:line-break/><text:span text:style-name="T1">"A high number of interactions occur every seconds". It should be second, but the question is more about the chosen time unit.</text:span></text:p>
      <text:p text:style-name="P1"><text:span text:style-name="T4">&gt; Ok, we have used a more generic “computational stage”.</text:span><text:line-break/><text:line-break/><text:soft-page-break/><text:span text:style-name="T1">Page 19:</text:span><text:line-break/></text:p>
      <text:p text:style-name="P2">"to only the limited events of interest" -&gt; "to only a limited set of event of interest".</text:p>
      <text:p text:style-name="P3">&gt; Done.</text:p>
      <text:p text:style-name="P1"><text:line-break/><text:span text:style-name="T1">How do you chose this set?</text:span></text:p>
      <text:p text:style-name="P3">&gt; We have explained this point.</text:p>
      <text:p text:style-name="P1"><text:line-break/><text:span text:style-name="T1">What is a "bisimulation game"?</text:span><text:line-break/><text:span text:style-name="T7">&gt; We have removed the expression </text:span><text:span text:style-name="T4">"bisimulation game", </text:span><text:span text:style-name="T7">as it has no relevance here.</text:span></text:p>
      <text:p text:style-name="P5">Anyway, the bisimulation game can be seen as a game between an attacker (who wants to disproved the equivalences of processes) and a defender (who wants to prove the equivalence).</text:p>
      <text:p text:style-name="P1"><text:s/></text:p>
      <text:p text:style-name="P2">Line 436: "s_i blocked" -&gt; "s_i been blocked"</text:p>
      <text:p text:style-name="P3">&gt; Done.</text:p>
      <text:p text:style-name="P1"><text:line-break/><text:span text:style-name="T1">What are "simple strings" as compared to more complex strings?</text:span></text:p>
      <text:p text:style-name="P3">&gt; Ok, we have removed “simple”.</text:p>
      <text:p text:style-name="P1"><text:line-break/><text:span text:style-name="T1">The use of the same font style for syms, decs, reacts, prods, and cxt is misleading, as syms, decs, reacts and prods are sets, while cxt is an element of a set.</text:span></text:p>
      <text:p text:style-name="P3">&gt; Ok, we have changed the presentation.</text:p>
      <text:p text:style-name="P2"/>
      <text:p text:style-name="P1"><text:line-break/><text:span text:style-name="T1">Definition 21: \alpha is overloaded, before it denoted channels in the set {a,b,c,...}</text:span><text:line-break/><text:span text:style-name="T7">&gt; Ok, we have changed $\alpha$ with $\eta$.</text:span></text:p>
      <text:p text:style-name="P1"><text:line-break/><text:span text:style-name="T1">Page 20</text:span><text:line-break/></text:p>
      <text:p text:style-name="P2">When talking about the singleton, that's not "a string composed by a single symbol ...", best to say that it's either a symbol \alpha or the wildcard ? ...</text:p>
      <text:p text:style-name="P3">&gt; Ok, we have changed the word “ singleton” with “atomic assertion”.</text:p>
      <text:p text:style-name="P1"><text:line-break/><text:span text:style-name="T1">The next sentence also needs to be changed to remove "strings composed by" -- that's not correct in  English.</text:span></text:p>
      <text:p text:style-name="P3">&gt; Done.</text:p>
      <text:p text:style-name="P1"><text:line-break/><text:span text:style-name="T1">Replace "We write \star as an abbreviation of ?^*." with "We denote by ....</text:span></text:p>
      <text:p text:style-name="P1"><text:span text:style-name="T4">&gt; Ok, done.</text:span><text:line-break/><text:line-break/><text:span text:style-name="T1">Definition 22: what does the symbol after \subseteq mean?</text:span></text:p>
      <text:p text:style-name="P1"><text:span text:style-name="T4">&gt; <text:s/>That symbol denotes a powerset, as we have specified in the text.</text:span><text:line-break/><text:line-break/><text:span text:style-name="T1">Example 24 first line:</text:span><text:line-break/><text:span text:style-name="T1">formulas -&gt; assertions</text:span></text:p>
      <text:p text:style-name="P3">&gt; Done.</text:p>
      <text:p text:style-name="P1"><text:line-break/><text:span text:style-name="T1">Is there a typo in the third item: p_j or r_j ?</text:span><text:line-break/><text:span text:style-name="T7">&gt; It is p_j, as it marks the part of the link chain where the products of the reaction r_j is specified.</text:span></text:p>
      <text:p text:style-name="P1"><text:soft-page-break/><text:line-break/><text:span text:style-name="T1">Page 21</text:span></text:p>
      <text:p text:style-name="P1"><text:line-break/><text:span text:style-name="T1">"behaviour of the contest" -- what contest is that?</text:span></text:p>
      <text:p text:style-name="P3">&gt; Ok, it is context. We fixed it. </text:p>
      <text:p text:style-name="P1"><text:line-break/><text:span text:style-name="T1">"parametric to the assertion" -&gt; "parametric w.r.t. the assertion" ?</text:span></text:p>
      <text:p text:style-name="P3">&gt; Done.</text:p>
      <text:p text:style-name="P1"><text:line-break/><text:span text:style-name="T1">Introduce the abbreviation HML on line 513.</text:span><text:line-break/><text:span text:style-name="T7">&gt; Done. </text:span></text:p>
      <text:p text:style-name="P1"><text:line-break/><text:span text:style-name="T1">Page 22</text:span><text:line-break/></text:p>
      <text:p text:style-name="P1"><text:span text:style-name="T1">Line 519: "the set of process" -&gt; "the set of cCNA processes"</text:span><text:line-break/><text:span text:style-name="T7">&gt; Done.</text:span></text:p>
      <text:p text:style-name="P2"/>
      <text:p text:style-name="P2">Line 526: make this paragraph a definition and emphasise "bio-logically equivalent w.r.t. F"</text:p>
      <text:p text:style-name="P3">&gt; Done.</text:p>
      <text:p text:style-name="P1"><text:line-break/><text:span text:style-name="T1">"the exactly the same" -&gt; "exactly the same"</text:span><text:line-break/><text:span text:style-name="T7">&gt; Done.</text:span></text:p>
      <text:p text:style-name="P1"/>
      <text:p text:style-name="P1"><text:line-break/><text:span text:style-name="T1">Page 23</text:span><text:line-break/><text:span text:style-name="T1">Line 535: it is not obvious how to go from a RS to  a LTS, please detail.</text:span><text:line-break/><text:span text:style-name="T7">&gt; Ok, we have added some explanations in the text.</text:span></text:p>
      <text:p text:style-name="P1"><text:line-break/><text:span text:style-name="T1">Since in section 7 you sketch some ideas, shouldn't that be helpful to say it in the section title? Maybe "Towards ... " or "Enhancing ..." or simply "Future Work"?</text:span></text:p>
      <text:p text:style-name="P1"><text:span text:style-name="T4">&gt; Ok, done.</text:span><text:line-break/><text:line-break/><text:span text:style-name="T1">Page 24</text:span></text:p>
      <text:p text:style-name="P1"><text:line-break/><text:span text:style-name="T1">Table 1 is unclear. Please add headers or just remove it completely and describe the two RSs in text. Again the missing second argument in the reaction rules is misleading as if it's a latex/printing error. Why not \emptyset ?</text:span><text:line-break/><text:span text:style-name="T7">&gt; Ok, we have deleted the Table 1, and explained the two RSs in the text.</text:span></text:p>
      <text:p text:style-name="P1"><text:line-break/><text:span text:style-name="T1">"to suite this" -&gt; "to suit this"</text:span><text:line-break/><text:span text:style-name="T7">&gt; Done.</text:span></text:p>
      <text:p text:style-name="P1"><text:line-break/><text:span text:style-name="T1">The translation with several "by definition" symbols (triangle on top of the equal sign) is misleading, please separate on both pages 24 and 25.</text:span></text:p>
      <text:p text:style-name="P3">&gt; Ok. Fixed.</text:p>
      <text:p text:style-name="P1"><text:line-break/><text:span text:style-name="T1">Page 25</text:span><text:line-break/></text:p>
      <text:p text:style-name="P2">It's only in the first line of the conclusions you area clearly stating that cCNA is defined in this paper.</text:p>
      <text:p text:style-name="P3">&gt; We have rephrased the whole paragraph. </text:p>
      <text:p text:style-name="P1"><text:soft-page-break/><text:line-break/><text:span text:style-name="T1">"link chains and no more single links ..." -&gt; "link chains generalizing the original single links. This was described initially in the ..."</text:span></text:p>
      <text:p text:style-name="P3">&gt; Ok.</text:p>
      <text:p text:style-name="P1"><text:line-break/><text:span text:style-name="T1">"This variant ..." -&gt; "cCNA"</text:span><text:line-break/><text:span text:style-name="T7">&gt; Ok.</text:span></text:p>
      <text:p text:style-name="P2"/>
      <text:p text:style-name="P2">"a faithful embedding of RSs" -&gt; a faithful embedding into what? Best to rephrase this sentence.</text:p>
      <text:p text:style-name="P3">&gt; Ok, we have rephrased the sentence.</text:p>
      <text:p text:style-name="P1"><text:line-break/><text:span text:style-name="T1">Enumerate clearly the benefits: "This translation ..." -&gt; "This translation shows several benefits: 1) ... , 2)... , 3)... , and 4) ... .</text:span></text:p>
      <text:p text:style-name="P1"><text:span text:style-name="T1">"We have then modified ..." -&gt; "We defined a new bisimulation relation, bio-simulation, based on ..."</text:span><text:line-break/><text:span text:style-name="T1">"We defined a new assertion language for specifying properties of RS encodings in cCNA and showed how this language extends  ..."</text:span></text:p>
      <text:p text:style-name="P3">&gt; Ok, we have rephrased the whole paragraph.</text:p>
      <text:p text:style-name="P1"><text:line-break/><text:span text:style-name="T1">The sentence "We believe ..." is vague in relation to the three cited papers, could you give more details?</text:span><text:line-break/><text:span text:style-name="T1">The sentence "We are confident ..." is again vague and doesn't bring anything here.</text:span></text:p>
      <text:p text:style-name="P3">&gt;Ok, we have rephrased the sentences.</text:p>
      <text:p text:style-name="P2"/>
      <text:p text:style-name="P1"><text:line-break/><text:span text:style-name="T1">"We can also exploit the implementation" -&gt; "and we will make use of the implementation [26] ... "</text:span><text:line-break/><text:span text:style-name="T7">&gt; </text:span><text:span text:style-name="T4">Ok, we have rephrased the sentence.</text:span></text:p>
      <text:p text:style-name="P1"/>
      <text:p text:style-name="P1"><text:line-break/><text:span text:style-name="T1">The last sentence basically says what you did already in Section 7.2. Is there more to it? If so, please expand.</text:span><text:line-break/><text:span text:style-name="T7">&gt; Ok, we have removed the sentence.</text:span></text:p>
      <text:p text:style-name="P1"/>
      <text:p text:style-name="P1"><text:line-break/><text:span text:style-name="T1">In the bibliographic references, paper [16] has a different title on the Springer website. Please check.</text:span></text:p>
      <text:p text:style-name="P3">&gt;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Helvetica, sans-serif"/>
    <style:font-face style:name="CMR10" svg:font-family="CMR10"/>
    <style:font-face style:name="Times" svg:font-family="Times"/>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1"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Arial"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style:font-name="Arial"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Arial" style:font-name-complex="Lucida Sans1"/>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23T14:02:57.927858703</meta:creation-date>
    <meta:editing-duration>PT42M43S</meta:editing-duration>
    <meta:editing-cycles>11</meta:editing-cycles>
    <meta:generator>OpenOffice/4.1.6$Unix OpenOffice.org_project/416m1$Build-9790</meta:generator>
    <dc:date>2020-07-23T17:19:15</dc:date>
    <meta:document-statistic meta:table-count="0" meta:image-count="0" meta:object-count="0" meta:page-count="14" meta:paragraph-count="241" meta:word-count="4835" meta:character-count="27163"/>
  </office:meta>
</office:document-meta>
</file>